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CEF25C3ADA7A1B2A.png" manifest:media-type="image/png"/>
  <manifest:file-entry manifest:full-path="Pictures/100000000000005E0000005ECFB06AE1A7B46A5C.png" manifest:media-type="image/png"/>
  <manifest:file-entry manifest:full-path="Pictures/100000000000005E0000005EB5DD7FF17886DD96.png" manifest:media-type="image/png"/>
  <manifest:file-entry manifest:full-path="Pictures/10000201000000E8000000EABF13CF032C830D95.png" manifest:media-type="image/png"/>
  <manifest:file-entry manifest:full-path="Pictures/10001822000012010000122A83ADFD80BA94B68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0" style:family="graphic" style:parent-style-name="standard">
      <style:graphic-properties draw:stroke="none" svg:stroke-color="#000000" draw:fill="none" draw:fill-color="#ffffff" fo:min-height="0.323cm"/>
    </style:style>
    <style:style style:name="gr1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2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0" style:family="graphic" style:parent-style-name="standard">
      <style:graphic-properties draw:stroke="dash" draw:stroke-dash="Line_20_Style_20_9" svg:stroke-width="0.081cm" svg:stroke-color="#00ccff" draw:marker-start-width="0.321cm" draw:marker-end-width="0.321cm" draw:fill="solid" draw:fill-color="#00ccff" draw:opacity="20%" draw:textarea-horizontal-align="justify" draw:textarea-vertical-align="middle" draw:auto-grow-height="false" fo:min-height="3.28cm" fo:min-width="14.43cm" fo:padding-top="0.165cm" fo:padding-bottom="0.165cm" fo:padding-left="0.29cm" fo:padding-right="0.29cm"/>
    </style:style>
    <style:style style:name="gr31" style:family="graphic" style:parent-style-name="standard">
      <style:graphic-properties draw:stroke="dash" draw:stroke-dash="Line_20_Style_20_9" svg:stroke-width="0.081cm" svg:stroke-color="#ffcc00" draw:marker-start-width="0.321cm" draw:marker-end-width="0.321cm" draw:fill="solid" draw:fill-color="#ffcc00" draw:opacity="20%" draw:textarea-horizontal-align="justify" draw:textarea-vertical-align="middle" draw:auto-grow-height="false" fo:min-height="4.454cm" fo:min-width="17.304cm" fo:padding-top="0.165cm" fo:padding-bottom="0.165cm" fo:padding-left="0.29cm" fo:padding-right="0.29cm"/>
    </style:style>
    <style:style style:name="gr32" style:family="graphic" style:parent-style-name="standard">
      <style:graphic-properties svg:stroke-width="0.035cm" svg:stroke-color="#333333" draw:marker-start-width="0.252cm" draw:marker-end-width="0.252cm" draw:fill-color="#808080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33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67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4" style:family="graphic" style:parent-style-name="objectwithoutfill">
      <style:graphic-properties draw:stroke="dash" draw:stroke-dash="Line_20_Style_20_9" svg:stroke-width="0.081cm" svg:stroke-color="#00cc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draw:stroke="dash" draw:stroke-dash="Line_20_Style_20_9"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9.85cm" fo:min-width="23.3cm"/>
    </style:style>
    <style:style style:name="gr38" style:family="graphic" style:parent-style-name="objectwithoutfill">
      <style:graphic-properties svg:stroke-color="#dddddd" draw:fill="gradient" draw:fill-gradient-name="Gradient_20_6" draw:opacity="100%" draw:opacity-name="" draw:textarea-vertical-align="middle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cc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-color="#ff420e" draw:opacity="87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00cc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00ccff" draw:opacity="20%"/>
      <style:paragraph-properties fo:text-align="center"/>
    </style:style>
    <style:style style:name="P23" style:family="paragraph">
      <loext:graphic-properties draw:fill="solid" draw:fill-color="#ffcc00" draw:opacity="20%"/>
      <style:paragraph-properties fo:text-align="center"/>
    </style:style>
    <style:style style:name="P24" style:family="paragraph">
      <loext:graphic-properties draw:fill-color="#808080" draw:opacity="10%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f420e" draw:opacity="87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gradient" draw:fill-gradient-name="Gradient_20_6" draw:opacity="100%"/>
      <style:paragraph-properties fo:text-align="center"/>
    </style:style>
    <style:style style:name="T1" style:family="text">
      <style:text-properties fo:color="#0000cc" fo:font-weight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1" draw:id="id1" draw:layer="layout" svg:width="3.8cm" svg:height="0.962cm" svg:x="13.124cm" svg:y="2.024cm">
          <draw:text-box>
            <text:p text:style-name="P3"><text:span text:style-name="T1">VEDA</text:span></text:p>
          </draw:text-box>
        </draw:frame>
        <draw:custom-shape draw:style-name="gr2" draw:text-style-name="P2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2" draw:id="id2" draw:layer="layout" svg:width="3.8cm" svg:height="0.962cm" svg:x="13.142cm" svg:y="5.018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9" draw:id="id9" draw:layer="layout" svg:width="3.8cm" svg:height="0.962cm" svg:x="18.108cm" svg:y="5.012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xml:id="id3" draw:id="id3" draw:layer="layout" svg:width="3.8cm" svg:height="0.962cm" svg:x="3.16cm" svg:y="5.019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3.8cm" svg:height="0.962cm" svg:x="8.126cm" svg:y="5.013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3.8cm" svg:height="0.962cm" svg:x="23.114cm" svg:y="5.006cm">
          <draw:text-box>
            <text:p text:style-name="P3"><text:span text:style-name="T2">Аспект</text:span></text:p>
          </draw:text-box>
        </draw:frame>
        <draw:connector draw:style-name="gr4" draw:text-style-name="P7" draw:layer="layout" draw:type="line" svg:x1="15.024cm" svg:y1="2.986cm" svg:x2="15.042cm" svg:y2="5.018cm" draw:start-shape="id1" draw:start-glue-point="2" draw:end-shape="id2" draw:end-glue-point="0" svg:d="M15024 2986l18 2032" svg:viewBox="0 0 19 2033">
          <text:p/>
        </draw:connector>
        <draw:connector draw:style-name="gr5" draw:text-style-name="P3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6" draw:text-style-name="P2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5" draw:id="id5" draw:layer="layout" svg:width="2.322cm" svg:height="0.729cm" svg:x="10.85cm" svg:y="7.332cm">
          <draw:text-box>
            <text:p text:style-name="P3"><text:span text:style-name="T3">Бланки</text:span></text:p>
          </draw:text-box>
        </draw:frame>
        <draw:custom-shape draw:style-name="gr6" draw:text-style-name="P2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7" draw:id="id7" draw:layer="layout" svg:width="2.322cm" svg:height="0.729cm" svg:x="13.874cm" svg:y="7.333cm">
          <draw:text-box>
            <text:p text:style-name="P3"><text:span text:style-name="T3">Реестры</text:span></text:p>
          </draw:text-box>
        </draw:frame>
        <draw:frame draw:style-name="gr8" draw:text-style-name="P8" xml:id="id6" draw:id="id6" draw:layer="layout" svg:width="2.322cm" svg:height="0.729cm" svg:x="16.922cm" svg:y="7.334cm">
          <draw:text-box>
            <text:p text:style-name="P3"><text:span text:style-name="T3">Отчеты</text:span></text:p>
          </draw:text-box>
        </draw:frame>
        <draw:connector draw:style-name="gr5" draw:text-style-name="P3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4" draw:text-style-name="P7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5" draw:text-style-name="P3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9" draw:text-style-name="P9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-0.516cm" svg:y="4.031cm">
            <draw:text-box>
              <text:p text:style-name="P3"><text:span text:style-name="T4">Контрагенты</text:span></text:p>
            </draw:text-box>
          </draw:frame>
          <draw:custom-shape draw:style-name="gr11" draw:text-style-name="P11" xml:id="id12" draw:id="id12" draw:layer="layout" svg:width="4cm" svg:height="0.699cm" svg:x="4.653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.501cm" svg:y="4.029cm">
            <draw:text-box>
              <text:p text:style-name="P3"><text:span text:style-name="T4">Закупки</text:span></text:p>
            </draw:text-box>
          </draw:frame>
          <draw:custom-shape draw:style-name="gr12" draw:text-style-name="P9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5.141cm" svg:y="4.027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8.535cm" svg:y="3.87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1.552cm" svg:y="4.023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4" draw:text-style-name="P7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5" draw:text-style-name="P3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5" draw:text-style-name="P13" draw:layer="layout" svg:width="0.502cm" svg:height="1.195cm" svg:x="6.317cm" svg:y="2.499cm">
            <draw:text-box>
              <text:p/>
            </draw:text-box>
          </draw:frame>
          <draw:custom-shape draw:style-name="gr16" draw:text-style-name="P14" draw:layer="layout" svg:width="2.018cm" svg:height="0.6cm" svg:x="2.9cm" svg:y="5.5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1cm" svg:y="6.3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2cm" svg:y="7.1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.6cm" svg:y1="4.7cm" svg:x2="2.6cm" svg:y2="7.4cm">
            <text:p/>
          </draw:line>
          <draw:line draw:style-name="gr18" draw:text-style-name="P15" draw:layer="layout" svg:x1="2.6cm" svg:y1="5.8cm" svg:x2="2.9cm" svg:y2="5.8cm">
            <text:p/>
          </draw:line>
          <draw:line draw:style-name="gr18" draw:text-style-name="P15" draw:layer="layout" svg:x1="2.6cm" svg:y1="6.6cm" svg:x2="2.9cm" svg:y2="6.6cm">
            <text:p/>
          </draw:line>
          <draw:line draw:style-name="gr18" draw:text-style-name="P15" draw:layer="layout" svg:x1="2.6cm" svg:y1="7.4cm" svg:x2="2.9cm" svg:y2="7.4cm">
            <text:p/>
          </draw:line>
          <draw:line draw:style-name="gr17" draw:text-style-name="P7" draw:layer="layout" svg:x1="11.64cm" svg:y1="4.686cm" svg:x2="11.64cm" svg:y2="6.612cm">
            <text:p/>
          </draw:line>
          <draw:line draw:style-name="gr17" draw:text-style-name="P7" draw:layer="layout" svg:x1="11.64cm" svg:y1="5.8cm" svg:x2="11.94cm" svg:y2="5.8cm">
            <text:p/>
          </draw:line>
          <draw:line draw:style-name="gr17" draw:text-style-name="P7" draw:layer="layout" svg:x1="11.64cm" svg:y1="6.6cm" svg:x2="11.94cm" svg:y2="6.6cm">
            <text:p/>
          </draw:line>
          <draw:custom-shape draw:style-name="gr19" draw:text-style-name="P16" draw:layer="layout" svg:width="2.018cm" svg:height="0.6cm" svg:x="11.937cm" svg:y="5.5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1.938cm" svg:y="6.3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8.617cm" svg:y1="4.699cm" svg:x2="8.617cm" svg:y2="5.813cm">
            <text:p/>
          </draw:line>
          <draw:line draw:style-name="gr17" draw:text-style-name="P7" draw:layer="layout" svg:x1="8.617cm" svg:y1="5.801cm" svg:x2="8.917cm" svg:y2="5.801cm">
            <text:p/>
          </draw:line>
          <draw:custom-shape draw:style-name="gr19" draw:text-style-name="P16" draw:layer="layout" svg:width="2.018cm" svg:height="0.6cm" svg:x="8.914cm" svg:y="5.502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5.594cm" svg:y1="4.7cm" svg:x2="5.594cm" svg:y2="5.814cm">
            <text:p/>
          </draw:line>
          <draw:line draw:style-name="gr17" draw:text-style-name="P7" draw:layer="layout" svg:x1="5.594cm" svg:y1="5.802cm" svg:x2="5.894cm" svg:y2="5.802cm">
            <text:p/>
          </draw:line>
          <draw:custom-shape draw:style-name="gr19" draw:text-style-name="P16" draw:layer="layout" svg:width="2.018cm" svg:height="0.6cm" svg:x="5.891cm" svg:y="5.503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-0.447cm" svg:y1="4.687cm" svg:x2="-0.447cm" svg:y2="6.613cm">
            <text:p/>
          </draw:line>
          <draw:line draw:style-name="gr18" draw:text-style-name="P15" draw:layer="layout" svg:x1="-0.447cm" svg:y1="5.801cm" svg:x2="-0.147cm" svg:y2="5.801cm">
            <text:p/>
          </draw:line>
          <draw:line draw:style-name="gr18" draw:text-style-name="P15" draw:layer="layout" svg:x1="-0.447cm" svg:y1="6.601cm" svg:x2="-0.147cm" svg:y2="6.601cm">
            <text:p/>
          </draw:line>
          <draw:custom-shape draw:style-name="gr16" draw:text-style-name="P14" draw:layer="layout" svg:width="2.018cm" svg:height="0.6cm" svg:x="-0.15cm" svg:y="5.5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-0.149cm" svg:y="6.3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draw:layer="layout" svg:width="4.058cm" svg:height="0.4cm" svg:x="9.9cm" svg:y="7.6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1" draw:layer="layout" svg:width="4cm" svg:height="0.7cm" svg:x="21.292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17.6cm" svg:y="4.017cm">
            <draw:text-box>
              <text:p text:style-name="P3"><text:span text:style-name="T4">Аудиты</text:span></text:p>
            </draw:text-box>
          </draw:frame>
          <draw:custom-shape draw:style-name="gr12" draw:text-style-name="P9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20.24cm" svg:y="4.003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23.634cm" svg:y="3.8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xml:id="id19" draw:id="id19" draw:layer="layout" svg:width="2.322cm" svg:height="0.573cm" svg:x="26.651cm" svg:y="4.017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5" draw:text-style-name="P13" draw:layer="layout" svg:width="0.502cm" svg:height="1.195cm" svg:x="21.416cm" svg:y="2.5cm">
            <draw:text-box>
              <text:p/>
            </draw:text-box>
          </draw:frame>
          <draw:custom-shape draw:style-name="gr22" draw:text-style-name="P18" draw:layer="layout" svg:width="2.018cm" svg:height="0.6cm" svg:x="17.999cm" svg:y="5.5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18cm" svg:y="6.3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7.701cm" svg:y1="6.765cm" svg:x2="17.701cm" svg:y2="4.684cm">
            <text:p/>
          </draw:line>
          <draw:line draw:style-name="gr24" draw:text-style-name="P19" draw:layer="layout" svg:x1="17.699cm" svg:y1="5.801cm" svg:x2="17.999cm" svg:y2="5.801cm">
            <text:p/>
          </draw:line>
          <draw:line draw:style-name="gr24" draw:text-style-name="P19" draw:layer="layout" svg:x1="17.699cm" svg:y1="6.755cm" svg:x2="17.999cm" svg:y2="6.755cm">
            <text:p/>
          </draw:line>
          <draw:line draw:style-name="gr17" draw:text-style-name="P7" draw:layer="layout" svg:x1="26.739cm" svg:y1="4.687cm" svg:x2="26.739cm" svg:y2="6.613cm">
            <text:p/>
          </draw:line>
          <draw:line draw:style-name="gr25" draw:text-style-name="P20" draw:layer="layout" svg:x1="26.739cm" svg:y1="5.801cm" svg:x2="27.039cm" svg:y2="5.801cm">
            <text:p/>
          </draw:line>
          <draw:line draw:style-name="gr25" draw:text-style-name="P20" draw:layer="layout" svg:x1="26.739cm" svg:y1="6.601cm" svg:x2="27.039cm" svg:y2="6.601cm">
            <text:p/>
          </draw:line>
          <draw:custom-shape draw:style-name="gr19" draw:text-style-name="P16" draw:layer="layout" svg:width="2.018cm" svg:height="0.6cm" svg:x="27.036cm" svg:y="5.502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27.037cm" svg:y="6.303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3.716cm" svg:y1="4.7cm" svg:x2="23.716cm" svg:y2="5.814cm">
            <text:p/>
          </draw:line>
          <draw:line draw:style-name="gr25" draw:text-style-name="P20" draw:layer="layout" svg:x1="23.716cm" svg:y1="5.802cm" svg:x2="24.016cm" svg:y2="5.802cm">
            <text:p/>
          </draw:line>
          <draw:custom-shape draw:style-name="gr19" draw:text-style-name="P16" draw:layer="layout" svg:width="2.018cm" svg:height="0.6cm" svg:x="24.013cm" svg:y="5.5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0.693cm" svg:y1="4.701cm" svg:x2="20.693cm" svg:y2="5.815cm">
            <text:p/>
          </draw:line>
          <draw:line draw:style-name="gr25" draw:text-style-name="P20" draw:layer="layout" svg:x1="20.693cm" svg:y1="5.803cm" svg:x2="20.993cm" svg:y2="5.803cm">
            <text:p/>
          </draw:line>
          <draw:custom-shape draw:style-name="gr19" draw:text-style-name="P16" draw:layer="layout" svg:width="2.018cm" svg:height="0.6cm" svg:x="20.99cm" svg:y="5.5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3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4" draw:text-style-name="P7" draw:layer="layout" svg:x1="23.3cm" svg:y1="2.9cm" svg:x2="23.3cm" svg:y2="3.4cm">
            <text:p/>
          </draw:line>
          <draw:custom-shape draw:style-name="gr26" draw:text-style-name="P21" draw:layer="layout" svg:width="7.228cm" svg:height="0.4cm" svg:x="21.8cm" svg:y="7.6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1" draw:text-style-name="P11" draw:layer="layout" svg:width="4cm" svg:height="0.7cm" svg:x="12.568cm" svg:y="4cm">
          <text:p text:style-name="P3"><text:span text:style-name="T5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22cm" svg:y1="5.717cm" svg:x2="16.056cm" svg:y2="5.717cm" draw:start-shape="id20" draw:start-glue-point="0" draw:end-shape="id21" svg:d="M10022 5717v-518h6034v518" svg:viewBox="0 0 6035 519">
          <text:p/>
        </draw:connector>
        <draw:frame draw:style-name="gr15" draw:text-style-name="P13" draw:layer="layout" svg:width="0.502cm" svg:height="1.195cm" svg:x="12.692cm" svg:y="4.3cm">
          <draw:text-box>
            <text:p/>
          </draw:text-box>
        </draw:frame>
        <draw:custom-shape draw:style-name="gr22" draw:text-style-name="P18" draw:layer="layout" svg:width="2.018cm" svg:height="0.6cm" svg:x="9.275cm" svg:y="7.301cm">
          <text:p text:style-name="P3"><text:span text:style-name="T7">Аудит</text:span></text:p>
          <text:p text:style-name="P3"><text:span text:style-name="T7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018cm" svg:height="0.898cm" svg:x="9.276cm" svg:y="8.102cm">
          <text:p text:style-name="P3"><text:span text:style-name="T7">Аудит</text:span></text:p>
          <text:p text:style-name="P3"><text:span text:style-name="T7">безопасности.</text:span></text:p>
          <text:p text:style-name="P3"><text:span text:style-name="T7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8.977cm" svg:y1="8.565cm" svg:x2="8.977cm" svg:y2="6.484cm">
          <text:p/>
        </draw:line>
        <draw:line draw:style-name="gr24" draw:text-style-name="P19" draw:layer="layout" svg:x1="8.975cm" svg:y1="7.601cm" svg:x2="9.275cm" svg:y2="7.601cm">
          <text:p/>
        </draw:line>
        <draw:line draw:style-name="gr24" draw:text-style-name="P19" draw:layer="layout" svg:x1="8.975cm" svg:y1="8.555cm" svg:x2="9.275cm" svg:y2="8.555cm">
          <text:p/>
        </draw:line>
        <draw:line draw:style-name="gr17" draw:text-style-name="P7" draw:layer="layout" svg:x1="18.015cm" svg:y1="6.487cm" svg:x2="18.015cm" svg:y2="8.413cm">
          <text:p/>
        </draw:line>
        <draw:line draw:style-name="gr25" draw:text-style-name="P20" draw:layer="layout" svg:x1="18.015cm" svg:y1="7.601cm" svg:x2="18.315cm" svg:y2="7.601cm">
          <text:p/>
        </draw:line>
        <draw:line draw:style-name="gr25" draw:text-style-name="P20" draw:layer="layout" svg:x1="18.015cm" svg:y1="8.401cm" svg:x2="18.315cm" svg:y2="8.401cm">
          <text:p/>
        </draw:line>
        <draw:custom-shape draw:style-name="gr19" draw:text-style-name="P16" draw:layer="layout" svg:width="2.018cm" svg:height="0.6cm" svg:x="18.312cm" svg:y="7.302cm">
          <text:p text:style-name="P3"><text:span text:style-name="T7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8.313cm" svg:y="8.103cm">
          <text:p text:style-name="P3"><text:span text:style-name="T7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4.992cm" svg:y1="6.5cm" svg:x2="14.992cm" svg:y2="7.614cm">
          <text:p/>
        </draw:line>
        <draw:line draw:style-name="gr25" draw:text-style-name="P20" draw:layer="layout" svg:x1="14.992cm" svg:y1="7.602cm" svg:x2="15.292cm" svg:y2="7.602cm">
          <text:p/>
        </draw:line>
        <draw:custom-shape draw:style-name="gr19" draw:text-style-name="P16" draw:layer="layout" svg:width="2.018cm" svg:height="0.6cm" svg:x="15.289cm" svg:y="7.303cm">
          <text:p text:style-name="P3"><text:span text:style-name="T7">Заявка на</text:span></text:p>
          <text:p text:style-name="P3"><text:span text:style-name="T7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1.969cm" svg:y1="6.501cm" svg:x2="11.969cm" svg:y2="7.615cm">
          <text:p/>
        </draw:line>
        <draw:line draw:style-name="gr25" draw:text-style-name="P20" draw:layer="layout" svg:x1="11.969cm" svg:y1="7.603cm" svg:x2="12.269cm" svg:y2="7.603cm">
          <text:p/>
        </draw:line>
        <draw:custom-shape draw:style-name="gr19" draw:text-style-name="P16" draw:layer="layout" svg:width="2.018cm" svg:height="0.6cm" svg:x="12.266cm" svg:y="7.304cm">
          <text:p text:style-name="P3"><text:span text:style-name="T7">Внутренний</text:span></text:p>
          <text:p text:style-name="P3"><text:span text:style-name="T7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966cm" svg:y1="5.717cm" svg:x2="19.088cm" svg:y2="5.817cm" draw:start-shape="id22" draw:start-glue-point="0" svg:d="M12966 5717v-518h6122v618" svg:viewBox="0 0 6123 619">
          <text:p/>
        </draw:connector>
        <draw:line draw:style-name="gr4" draw:text-style-name="P7" draw:layer="layout" svg:x1="14.576cm" svg:y1="4.7cm" svg:x2="14.576cm" svg:y2="5.2cm">
          <text:p/>
        </draw:line>
        <draw:custom-shape draw:style-name="gr26" draw:text-style-name="P21" draw:layer="layout" svg:width="7.228cm" svg:height="0.4cm" svg:x="13.076cm" svg:y="9.4cm">
          <text:p text:style-name="P3"><text:span text:style-name="T8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20" draw:id="id20" draw:layer="layout" svg:width="2.445cm" svg:height="0.782cm" svg:x="8.8cm" svg:y="5.717cm">
          <text:p text:style-name="P3"><text:span text:style-name="T4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22" draw:id="id22" draw:layer="layout" svg:width="2.733cm" svg:height="0.782cm" svg:x="11.6cm" svg:y="5.717cm">
          <text:p text:style-name="P3"><text:span text:style-name="T4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21" draw:id="id21" draw:layer="layout" svg:width="2.445cm" svg:height="0.782cm" svg:x="14.834cm" svg:y="5.717cm">
          <text:p text:style-name="P3"><text:span text:style-name="T4">Внутренние</text:span></text:p>
          <text:p text:style-name="P3"><text:span text:style-name="T4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45cm" svg:height="0.782cm" svg:x="17.851cm" svg:y="5.717cm">
          <text:p text:style-name="P3"><text:span text:style-name="T4">H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27" draw:text-style-name="P7" draw:layer="layout" svg:width="30.9cm" svg:height="8cm" svg:x="-1.2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0" draw:text-style-name="P22" xml:id="id27" draw:id="id27" draw:layer="layout" svg:width="15.4cm" svg:height="4cm" svg:x="10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3" xml:id="id29" draw:id="id29" draw:layer="layout" svg:width="18.4cm" svg:height="5.3cm" svg:x="3.8cm" svg:y="3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5" draw:id="id25" draw:layer="layout" svg:width="2.445cm" svg:height="0.782cm" svg:x="4.252cm" svg:y="4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4.328cm" svg:y="4.231cm">
            <draw:text-box>
              <text:p text:style-name="P3"><text:span text:style-name="T4">Контрагенты</text:span></text:p>
            </draw:text-box>
          </draw:frame>
          <draw:custom-shape draw:style-name="gr32" draw:text-style-name="P24" xml:id="id23" draw:id="id23" draw:layer="layout" svg:width="4cm" svg:height="0.699cm" svg:x="12.6cm" svg:y="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7.269cm" svg:y="4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7.345cm" svg:y="4.229cm">
            <draw:text-box>
              <text:p text:style-name="P3"><text:span text:style-name="T4">Закупки</text:span></text:p>
            </draw:text-box>
          </draw:frame>
          <draw:connector draw:style-name="gr4" draw:text-style-name="P7" draw:layer="layout" draw:type="line" svg:x1="14.6cm" svg:y1="2.699cm" svg:x2="14.593cm" svg:y2="4.117cm" draw:start-shape="id23" draw:start-glue-point="2" draw:end-shape="id24" draw:end-glue-point="0" svg:d="M14600 2699l-7 1418" svg:viewBox="0 0 8 1419">
            <text:p/>
          </draw:connector>
          <draw:connector draw:style-name="gr5" draw:text-style-name="P3" draw:layer="layout" svg:x1="5.474cm" svg:y1="4.112cm" svg:x2="23.69cm" svg:y2="4.117cm" draw:start-shape="id25" draw:start-glue-point="0" draw:end-shape="id26" draw:end-glue-point="0" svg:d="M5474 4112v-518h18216v523" svg:viewBox="0 0 18217 524">
            <text:p/>
          </draw:connector>
          <draw:frame draw:style-name="gr15" draw:text-style-name="P13" draw:layer="layout" svg:width="0.502cm" svg:height="1.195cm" svg:x="11.017cm" svg:y="2.499cm">
            <draw:text-box>
              <text:p/>
            </draw:text-box>
          </draw:frame>
          <draw:custom-shape draw:style-name="gr16" draw:text-style-name="P14" draw:layer="layout" svg:width="2.018cm" svg:height="0.6cm" svg:x="7.744cm" svg:y="5.7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5cm" svg:y="6.5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6cm" svg:y="7.3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7.444cm" svg:y1="4.9cm" svg:x2="7.444cm" svg:y2="7.6cm">
            <text:p/>
          </draw:line>
          <draw:line draw:style-name="gr18" draw:text-style-name="P15" draw:layer="layout" svg:x1="7.444cm" svg:y1="6cm" svg:x2="7.744cm" svg:y2="6cm">
            <text:p/>
          </draw:line>
          <draw:line draw:style-name="gr18" draw:text-style-name="P15" draw:layer="layout" svg:x1="7.444cm" svg:y1="6.8cm" svg:x2="7.744cm" svg:y2="6.8cm">
            <text:p/>
          </draw:line>
          <draw:line draw:style-name="gr18" draw:text-style-name="P15" draw:layer="layout" svg:x1="7.444cm" svg:y1="7.6cm" svg:x2="7.744cm" svg:y2="7.6cm">
            <text:p/>
          </draw:line>
          <draw:line draw:style-name="gr17" draw:text-style-name="P7" draw:layer="layout" svg:x1="4.397cm" svg:y1="4.887cm" svg:x2="4.397cm" svg:y2="6.813cm">
            <text:p/>
          </draw:line>
          <draw:line draw:style-name="gr18" draw:text-style-name="P15" draw:layer="layout" svg:x1="4.397cm" svg:y1="6.001cm" svg:x2="4.697cm" svg:y2="6.001cm">
            <text:p/>
          </draw:line>
          <draw:line draw:style-name="gr18" draw:text-style-name="P15" draw:layer="layout" svg:x1="4.397cm" svg:y1="6.801cm" svg:x2="4.697cm" svg:y2="6.801cm">
            <text:p/>
          </draw:line>
          <draw:custom-shape draw:style-name="gr16" draw:text-style-name="P14" draw:layer="layout" svg:width="2.018cm" svg:height="0.6cm" svg:x="4.694cm" svg:y="5.7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4.695cm" svg:y="6.5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30" draw:id="id30" draw:layer="layout" svg:width="4.058cm" svg:height="0.4cm" svg:x="5.142cm" svg:y="10.5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6" draw:id="id26" draw:layer="layout" svg:width="2.445cm" svg:height="0.782cm" svg:x="22.468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2.544cm" svg:y="4.217cm">
            <draw:text-box>
              <text:p text:style-name="P3"><text:span text:style-name="T4">Аудиты</text:span></text:p>
            </draw:text-box>
          </draw:frame>
          <draw:custom-shape draw:style-name="gr33" draw:text-style-name="P25" xml:id="id24" draw:id="id24" draw:layer="layout" svg:width="2.701cm" svg:height="0.782cm" svg:x="13.243cm" svg:y="4.117cm">
            <text:p text:style-name="P3"><text:span text:style-name="T9">Документооборо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16.453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16.529cm" svg:y="4.0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10.27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0.346cm" svg:y="4.217cm">
            <draw:text-box>
              <text:p text:style-name="P3"><text:span text:style-name="T6">Встречи</text:span></text:p>
            </draw:text-box>
          </draw:frame>
          <draw:frame draw:style-name="gr15" draw:text-style-name="P13" draw:layer="layout" svg:width="0.502cm" svg:height="1.195cm" svg:x="23.116cm" svg:y="2.5cm">
            <draw:text-box>
              <text:p/>
            </draw:text-box>
          </draw:frame>
          <draw:custom-shape draw:style-name="gr22" draw:text-style-name="P18" draw:layer="layout" svg:width="2.018cm" svg:height="0.6cm" svg:x="22.943cm" svg:y="5.7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22.944cm" svg:y="6.5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2.645cm" svg:y1="6.965cm" svg:x2="22.645cm" svg:y2="4.884cm">
            <text:p/>
          </draw:line>
          <draw:line draw:style-name="gr24" draw:text-style-name="P19" draw:layer="layout" svg:x1="22.643cm" svg:y1="6.001cm" svg:x2="22.943cm" svg:y2="6.001cm">
            <text:p/>
          </draw:line>
          <draw:line draw:style-name="gr24" draw:text-style-name="P19" draw:layer="layout" svg:x1="22.643cm" svg:y1="6.955cm" svg:x2="22.943cm" svg:y2="6.955cm">
            <text:p/>
          </draw:line>
          <draw:line draw:style-name="gr17" draw:text-style-name="P7" draw:layer="layout" svg:x1="10.434cm" svg:y1="4.887cm" svg:x2="10.434cm" svg:y2="6.813cm">
            <text:p/>
          </draw:line>
          <draw:line draw:style-name="gr25" draw:text-style-name="P20" draw:layer="layout" svg:x1="10.434cm" svg:y1="6.001cm" svg:x2="10.734cm" svg:y2="6.001cm">
            <text:p/>
          </draw:line>
          <draw:line draw:style-name="gr25" draw:text-style-name="P20" draw:layer="layout" svg:x1="10.434cm" svg:y1="6.801cm" svg:x2="10.734cm" svg:y2="6.801cm">
            <text:p/>
          </draw:line>
          <draw:custom-shape draw:style-name="gr19" draw:text-style-name="P16" draw:layer="layout" svg:width="2.018cm" svg:height="0.6cm" svg:x="10.731cm" svg:y="5.702cm">
            <text:p text:style-name="P3"><text:span text:style-name="T7">Протокол</text:span></text:p>
            <text:p text:style-name="P3"><text:span text:style-name="T7">совещан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0.732cm" svg:y="6.503cm">
            <text:p text:style-name="P3"><text:span text:style-name="T7">Мероприят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6.611cm" svg:y1="4.9cm" svg:x2="16.611cm" svg:y2="6.014cm">
            <text:p/>
          </draw:line>
          <draw:line draw:style-name="gr25" draw:text-style-name="P20" draw:layer="layout" svg:x1="16.611cm" svg:y1="6.002cm" svg:x2="16.911cm" svg:y2="6.002cm">
            <text:p/>
          </draw:line>
          <draw:custom-shape draw:style-name="gr19" draw:text-style-name="P16" draw:layer="layout" svg:width="2.018cm" svg:height="0.6cm" svg:x="16.908cm" svg:y="5.7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3.437cm" svg:y1="4.901cm" svg:x2="13.437cm" svg:y2="6.015cm">
            <text:p/>
          </draw:line>
          <draw:line draw:style-name="gr25" draw:text-style-name="P20" draw:layer="layout" svg:x1="13.437cm" svg:y1="6.003cm" svg:x2="13.737cm" svg:y2="6.003cm">
            <text:p/>
          </draw:line>
          <draw:custom-shape draw:style-name="gr19" draw:text-style-name="P16" draw:layer="layout" svg:width="2.018cm" svg:height="0.6cm" svg:x="13.734cm" svg:y="5.7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28" draw:id="id28" draw:layer="layout" svg:width="7.228cm" svg:height="0.4cm" svg:x="18.2cm" svg:y="10.5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2.445cm" svg:height="0.782cm" svg:x="19.469cm" svg:y="4.1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9.545cm" svg:y="4.216cm">
            <draw:text-box>
              <text:p text:style-name="P3"><text:span text:style-name="T6">HR</text:span></text:p>
            </draw:text-box>
          </draw:frame>
          <draw:line draw:style-name="gr17" draw:text-style-name="P7" draw:layer="layout" svg:x1="19.633cm" svg:y1="4.886cm" svg:x2="19.633cm" svg:y2="6.812cm">
            <text:p/>
          </draw:line>
          <draw:line draw:style-name="gr25" draw:text-style-name="P20" draw:layer="layout" svg:x1="19.633cm" svg:y1="6cm" svg:x2="19.933cm" svg:y2="6cm">
            <text:p/>
          </draw:line>
          <draw:line draw:style-name="gr25" draw:text-style-name="P20" draw:layer="layout" svg:x1="19.633cm" svg:y1="6.8cm" svg:x2="19.933cm" svg:y2="6.8cm">
            <text:p/>
          </draw:line>
          <draw:custom-shape draw:style-name="gr19" draw:text-style-name="P16" draw:layer="layout" svg:width="2.018cm" svg:height="0.6cm" svg:x="19.93cm" svg:y="5.7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9.931cm" svg:y="6.5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7" draw:layer="layout" svg:x1="8.5cm" svg:y1="3.6cm" svg:x2="8.5cm" svg:y2="4.1cm">
            <text:p/>
          </draw:line>
          <draw:line draw:style-name="gr4" draw:text-style-name="P7" draw:layer="layout" svg:x1="11.491cm" svg:y1="3.6cm" svg:x2="11.491cm" svg:y2="4.1cm">
            <text:p/>
          </draw:line>
          <draw:line draw:style-name="gr4" draw:text-style-name="P7" draw:layer="layout" svg:x1="20.691cm" svg:y1="3.6cm" svg:x2="20.691cm" svg:y2="4.1cm">
            <text:p/>
          </draw:line>
          <draw:line draw:style-name="gr4" draw:text-style-name="P7" draw:layer="layout" svg:x1="17.7cm" svg:y1="3.6cm" svg:x2="17.7cm" svg:y2="4.1cm">
            <text:p/>
          </draw:line>
          <draw:connector draw:style-name="gr34" draw:text-style-name="P7" draw:layer="layout" draw:type="curve" svg:x1="17.7cm" svg:y1="7.8cm" svg:x2="21.814cm" svg:y2="10.5cm" draw:start-shape="id27" draw:start-glue-point="2" draw:end-shape="id28" draw:end-glue-point="0" svg:d="M17700 7800c0 2046 4114 696 4114 2700" svg:viewBox="0 0 4115 2701">
            <text:p/>
          </draw:connector>
          <draw:connector draw:style-name="gr35" draw:text-style-name="P7" draw:layer="layout" draw:type="curve" svg:x1="13cm" svg:y1="8.4cm" svg:x2="7.171cm" svg:y2="10.5cm" draw:start-shape="id29" draw:start-glue-point="2" draw:end-shape="id30" draw:end-glue-point="0" svg:d="M13000 8400c0 1596-5829 546-5829 2100" svg:viewBox="0 0 5830 2101">
            <text:p/>
          </draw:connector>
          <draw:frame draw:style-name="gr36" draw:text-style-name="P7" draw:layer="layout" svg:width="1.155cm" svg:height="1.166cm" svg:x="5.645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E8000000EABF13CF032C830D95.png" xlink:type="simple" xlink:show="embed" xlink:actuate="onLoad"/>
          </draw:frame>
          <draw:frame draw:style-name="gr36" draw:text-style-name="P7" draw:layer="layout" svg:width="1.155cm" svg:height="1.166cm" svg:x="22.4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E8000000EABF13CF032C830D95.png" xlink:type="simple" xlink:show="embed" xlink:actuate="onLoad"/>
          </draw:frame>
          <draw:custom-shape draw:style-name="gr37" draw:text-style-name="P7" draw:layer="layout" svg:width="23.8cm" svg:height="10.1cm" svg:x="2.7cm" svg:y="1.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Обычный">
        <draw:polygon draw:style-name="gr38" draw:text-style-name="P26" draw:layer="layout" svg:width="4.343cm" svg:height="7.998cm" draw:transform="skewX (-0.313112067807783) rotate (-0.94195419730134) translate (9.84526670130436cm -0.312419766184168cm)" svg:viewBox="0 0 4344 7999" draw:points="140,7999 4344,7999 4343,0 2942,1333 2943,6666 1401,6666 0,7999 280,799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rectangular" draw:cx="50%" draw:cy="50%" draw:start-color="#ff3333" draw:end-color="#4e9a06" draw:start-intensity="100%" draw:end-intensity="100%" draw:angle="300" draw:border="0%"/>
    <draw:gradient draw:name="Gradient_20_3" draw:display-name="Gradient 3" draw:style="rectangular" draw:cx="50%" draw:cy="50%" draw:start-color="#ff3333" draw:end-color="#ffff99" draw:start-intensity="100%" draw:end-intensity="100%" draw:angle="300" draw:border="0%"/>
    <draw:gradient draw:name="Gradient_20_4" draw:display-name="Gradient 4" draw:style="rectangular" draw:cx="50%" draw:cy="50%" draw:start-color="#ff3333" draw:end-color="#ff6666" draw:start-intensity="100%" draw:end-intensity="100%" draw:angle="300" draw:border="0%"/>
    <draw:gradient draw:name="Gradient_20_5" draw:display-name="Gradient 5" draw:style="rectangular" draw:cx="50%" draw:cy="50%" draw:start-color="#aea79f" draw:end-color="#ff6666" draw:start-intensity="100%" draw:end-intensity="100%" draw:angle="300" draw:border="0%"/>
    <draw:gradient draw:name="Gradient_20_6" draw:display-name="Gradient 6" draw:style="rectangular" draw:cx="50%" draw:cy="50%" draw:start-color="#aea79f" draw:end-color="#ffffff" draw:start-intensity="100%" draw:end-intensity="100%" draw:angle="300" draw:border="0%"/>
    <draw:gradient draw:name="Tango_20_Green" draw:display-name="Tango Green" draw:style="rectangular" draw:cx="50%" draw:cy="50%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CEF25C3ADA7A1B2A.png" xlink:type="simple" xlink:show="embed" xlink:actuate="onLoad"/>
    <draw:fill-image draw:name="Fiery" xlink:href="Pictures/100000000000005E0000005ECFB06AE1A7B46A5C.png" xlink:type="simple" xlink:show="embed" xlink:actuate="onLoad"/>
    <draw:fill-image draw:name="Stone" xlink:href="Pictures/100000000000005E0000005EB5DD7FF17886DD96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8-09-07T18:45:44.257311862</dc:date>
    <meta:editing-duration>PT2H12M12S</meta:editing-duration>
    <meta:editing-cycles>17</meta:editing-cycles>
    <meta:generator>LibreOffice/5.1.6.2$Linux_X86_64 LibreOffice_project/10m0$Build-2</meta:generator>
    <meta:document-statistic meta:object-count="188"/>
  </office:meta>
</office:document-meta>
</file>